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50828410" text:style-name="L1">
        <text:list-item>
          <text:p text:style-name="P1">créer un service TestDataManager, avec les méthodes de génération de toutes les données (déplacer les méthodes initialize et assign des CRUDs vers ce service ; revoir le nom des méthodes, initialize n'est pas idéal).</text:p>
        </text:list-item>
        <text:list-item>
          <text:p text:style-name="P1">Revoir la logique d'attribution (éviter qu'un cours ne soit pas attribué ? Surtout, éviter que le meme event soit attribué plusieurs fois au meme prof (ce qui cause une erreur en base de données et un stack overflow)</text:p>
        </text:list-item>
        <text:list-item>
          <text:p text:style-name="P1">revoir le calcul des valeurs aléatoires et s'assurer qu'on est dans le bon intervalle</text:p>
        </text:list-item>
        <text:list-item>
          <text:p text:style-name="P1">Supprimer la classe _Date (la date est un attribut @temporal de l'entité)</text:p>
        </text:list-item>
        <text:list-item>
          <text:p text:style-name="P1">Etudier et utiliser un type énuméré pour l'attribut type de l'entité Event</text:p>
        </text:list-item>
        <text:list-item>
          <text:p text:style-name="P1">Idéalement, les données de base (nom des cours, des profs, etc.) est passé dans le payload JSON lorsqu'on invoque le service REST de génération des données de test (au lieu de lire dans un fichier depuis le code j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ss </meta:initial-creator>
    <meta:creation-date>2013-04-25T11:37:36</meta:creation-date>
    <dc:date>2013-04-25T11:59:12</dc:date>
    <dc:creator>Gauss </dc:creator>
    <meta:editing-duration>PT6M25S</meta:editing-duration>
    <meta:editing-cycles>1</meta:editing-cycles>
    <meta:document-statistic meta:table-count="0" meta:image-count="0" meta:object-count="0" meta:page-count="1" meta:paragraph-count="6" meta:word-count="155" meta:character-count="893" meta:non-whitespace-character-count="750"/>
    <meta:generator>LibreOffice/3.5$Linux_x86 LibreOffice_project/350m1$Build-2</meta:generator>
  </office:meta>
</office:document-meta>
</file>